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2.017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67cm" fo:min-width="4.35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7cm" fo:min-width="1.7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571cm"/>
    </style:style>
    <style:style style:name="gr5" style:family="graphic" style:parent-style-name="standard">
      <style:graphic-properties svg:stroke-color="#71d6e0" draw:fill-color="#71d6e0" draw:textarea-horizontal-align="justify" draw:textarea-vertical-align="middle" draw:auto-grow-height="false" fo:min-height="1.75cm" fo:min-width="5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5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3.6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7cm" fo:min-width="3.429cm"/>
    </style:style>
    <style:style style:name="gr9" style:family="graphic" style:parent-style-name="standard">
      <style:graphic-properties svg:stroke-color="#00c081" draw:fill="none" draw:textarea-horizontal-align="justify" draw:textarea-vertical-align="middle" draw:auto-grow-height="false" fo:min-height="4.95cm" fo:min-width="6.3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0.7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0.673cm"/>
    </style:style>
    <style:style style:name="gr13" style:family="graphic" style:parent-style-name="standard">
      <style:graphic-properties svg:stroke-color="#02a49c"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691cm"/>
    </style:style>
    <style:style style:name="gr15" style:family="graphic" style:parent-style-name="standard">
      <style:graphic-properties svg:stroke-color="#00c081" draw:fill="none" draw:textarea-horizontal-align="justify" draw:textarea-vertical-align="middle" draw:auto-grow-height="false" fo:min-height="0.6cm" fo:min-width="1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4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1cm" fo:min-width="3.4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3.429cm"/>
    </style:style>
    <style:style style:name="P1" style:family="paragraph">
      <loext:graphic-properties draw:fill="none" draw:fill-color="#ffffff"/>
      <style:text-properties style:font-name="Open Sans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Open Sans"/>
    </style:style>
    <style:style style:name="P4" style:family="paragraph">
      <loext:graphic-properties draw:fill-color="#71d6e0"/>
      <style:paragraph-properties fo:text-align="center"/>
    </style:style>
    <style:style style:name="P5" style:family="paragraph">
      <loext:graphic-properties draw:fill="none" draw:fill-color="#ffffff"/>
      <style:text-properties style:font-name="Open Sans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style:font-name="Open Sans"/>
    </style:style>
    <style:style style:name="T2" style:family="text">
      <style:text-properties style:font-name="Open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86cm" svg:height="1.11cm" svg:x="2.399cm" svg:y="0.1cm">
          <draw:text-box>
            <text:p><text:span text:style-name="T1">owner</text:span></text:p>
          </draw:text-box>
        </draw:frame>
        <draw:frame draw:style-name="gr2" draw:text-style-name="P3" draw:layer="layout" svg:width="4.119cm" svg:height="1.11cm" svg:x="0.666cm" svg:y="1.1cm">
          <draw:text-box>
            <text:p text:style-name="P2"><text:span text:style-name="T1">named user</text:span></text:p>
          </draw:text-box>
        </draw:frame>
        <draw:frame draw:style-name="gr3" draw:text-style-name="P1" draw:layer="layout" svg:width="4.685cm" svg:height="1.11cm" svg:x="0.1cm" svg:y="2.1cm">
          <draw:text-box>
            <text:p><text:span text:style-name="T1">owning group</text:span></text:p>
          </draw:text-box>
        </draw:frame>
        <draw:frame draw:style-name="gr4" draw:text-style-name="P1" draw:layer="layout" svg:width="2.1cm" svg:height="1.11cm" svg:x="2.685cm" svg:y="3.1cm">
          <draw:text-box>
            <text:p><text:span text:style-name="T1">mask</text:span></text:p>
          </draw:text-box>
        </draw:frame>
        <draw:frame draw:style-name="gr4" draw:text-style-name="P1" draw:layer="layout" svg:width="2.115cm" svg:height="1.11cm" svg:x="2.67cm" svg:y="4.1cm">
          <draw:text-box>
            <text:p><text:span text:style-name="T1">other</text:span></text:p>
          </draw:text-box>
        </draw:frame>
        <draw:custom-shape draw:style-name="gr5" draw:text-style-name="P4" draw:layer="layout" svg:width="6cm" svg:height="2cm" svg:x="5.5cm" svg:y="1.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796cm" svg:height="1.11cm" svg:x="5.514cm" svg:y="0.1cm">
          <draw:text-box>
            <text:p><text:span text:style-name="T2">user : : rw-</text:span></text:p>
          </draw:text-box>
        </draw:frame>
        <draw:frame draw:style-name="gr7" draw:text-style-name="P5" draw:layer="layout" svg:width="5.386cm" svg:height="1.11cm" svg:x="5.514cm" svg:y="1.1cm">
          <draw:text-box>
            <text:p><text:span text:style-name="T2">user : jane : rw-</text:span></text:p>
          </draw:text-box>
        </draw:frame>
        <draw:frame draw:style-name="gr8" draw:text-style-name="P5" draw:layer="layout" svg:width="3.986cm" svg:height="1.11cm" svg:x="5.514cm" svg:y="2.1cm">
          <draw:text-box>
            <text:p><text:span text:style-name="T2">group : : r--</text:span></text:p>
          </draw:text-box>
        </draw:frame>
        <draw:custom-shape draw:style-name="gr9" draw:text-style-name="P6" draw:layer="layout" svg:width="6.819cm" svg:height="5.2cm" svg:x="5.081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draw:layer="layout" svg:width="2.382cm" svg:height="1.11cm" svg:x="14.665cm" svg:y="0.1cm">
          <draw:text-box>
            <text:p><text:span text:style-name="T2">rw-</text:span></text:p>
          </draw:text-box>
        </draw:frame>
        <draw:frame draw:style-name="gr11" draw:text-style-name="P5" draw:layer="layout" svg:width="1.196cm" svg:height="1.11cm" svg:x="14.665cm" svg:y="3.109cm">
          <draw:text-box>
            <text:p><text:span text:style-name="T2">r--</text:span></text:p>
          </draw:text-box>
        </draw:frame>
        <draw:frame draw:style-name="gr12" draw:text-style-name="P5" draw:layer="layout" svg:width="1.112cm" svg:height="1.11cm" svg:x="14.665cm" svg:y="4.109cm">
          <draw:text-box>
            <text:p><text:span text:style-name="T2">---</text:span></text:p>
          </draw:text-box>
        </draw:frame>
        <draw:line draw:style-name="gr13" draw:text-style-name="P7" draw:layer="layout" svg:x1="14.247cm" svg:y1="0.7cm" svg:x2="12.247cm" svg:y2="0.7cm">
          <text:p/>
        </draw:line>
        <draw:line draw:style-name="gr13" draw:text-style-name="P7" draw:layer="layout" svg:x1="14.247cm" svg:y1="3.7cm" svg:x2="12.247cm" svg:y2="3.7cm">
          <text:p/>
        </draw:line>
        <draw:line draw:style-name="gr13" draw:text-style-name="P7" draw:layer="layout" svg:x1="14.247cm" svg:y1="4.709cm" svg:x2="12.247cm" svg:y2="4.709cm">
          <text:p/>
        </draw:line>
        <draw:frame draw:style-name="gr14" draw:text-style-name="P1" draw:layer="layout" svg:width="3.973cm" svg:height="1.11cm" svg:x="16.565cm" svg:y="0.1cm">
          <draw:text-box>
            <text:p><text:span text:style-name="T1">owner class</text:span></text:p>
          </draw:text-box>
        </draw:frame>
        <draw:custom-shape draw:style-name="gr15" draw:text-style-name="P6" draw:layer="layout" svg:width="2cm" svg:height="0.85cm" svg:x="14.547cm" svg:y="0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2cm" svg:height="0.85cm" svg:x="14.547cm" svg:y="3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2cm" svg:height="0.85cm" svg:x="14.547cm" svg:y="4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" draw:layer="layout" svg:width="3.702cm" svg:height="1.11cm" svg:x="16.567cm" svg:y="4.1cm">
          <draw:text-box>
            <text:p><text:span text:style-name="T1">other class</text:span></text:p>
          </draw:text-box>
        </draw:frame>
        <draw:frame draw:style-name="gr17" draw:text-style-name="P1" draw:layer="layout" svg:width="4.199cm" svg:height="1.11cm" svg:x="16.567cm" svg:y="3.1cm">
          <draw:text-box>
            <text:p><text:span text:style-name="T1">group class</text:span></text:p>
          </draw:text-box>
        </draw:frame>
        <draw:frame draw:style-name="gr18" draw:text-style-name="P5" draw:layer="layout" svg:width="4.586cm" svg:height="1.11cm" svg:x="5.514cm" svg:y="3.1cm">
          <draw:text-box>
            <text:p><text:span text:style-name="T2">mask : : rw-</text:span></text:p>
          </draw:text-box>
        </draw:frame>
        <draw:frame draw:style-name="gr18" draw:text-style-name="P5" draw:layer="layout" svg:width="4.586cm" svg:height="1.11cm" svg:x="5.514cm" svg:y="4.1cm">
          <draw:text-box>
            <text:p><text:span text:style-name="T2">other : : --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87cm" fo:page-height="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10:57:11.049660519</meta:creation-date>
    <dc:date>2017-08-28T13:13:07.875267242</dc:date>
    <meta:editing-duration>PT2H11M20S</meta:editing-duration>
    <meta:editing-cycles>29</meta:editing-cycles>
    <meta:generator>LibreOffice/5.3.3.2$Linux_X86_64 LibreOffice_project/30m0$Build-2</meta:generator>
    <meta:document-statistic meta:object-count="24"/>
  </office:meta>
</office:document-meta>
</file>